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23_01-29-38_000.jpg</text:p>
          </table:table-cell>
          <table:table-cell table:style-name="ce12" office:value-type="string">
            <text:p>:m #*# RES / JVEMV6 64#136.1_rice_?? / 『朝鮮史研究会論文集第一巻 朝鮮米輸出について』 楠原利治、著者 / p.138 / w:経済構造,topic:~ / N~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#*# RES / JVEMV6 64#136.1_rice_?? / 『朝鮮史研究会論文集第一巻 朝鮮米輸出について』 楠原利治、著者 / p.138 / w:経済構造,topic:~ / N~">
            <text:p>:m #*# RES / JVEMV6 64#136.1_rice_?? / 『朝鮮史研究会論文集第一巻 朝鮮米輸出について』 楠原利治、著者 / p.138 / w:経済構造,topic:~ / N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23_02-26-09_000.jpg</text:p>
          </table:table-cell>
          <table:table-cell table:style-name="ce19" office:value-type="string">
            <text:p>:m :PHOTO 寝た時刻 / 2021 / オナニー、未了、duration=１時間ぐらい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 / オナニー、未了、duration=１時間ぐらい,other=~">
            <text:p>:m :PHOTO 寝た時刻 / 2021 / オナニー、未了、duration=１時間ぐらい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23_08-27-36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23_12-17-30_000.jpg</text:p>
          </table:table-cell>
          <table:table-cell table:style-name="ce12" office:value-type="string">
            <text:p>:m RES 1*3 / free# JVEMV6 76#_37:1 / 76. physics / w=~,topics=ラグランジアン,other=i+;,s=~,i=~,doc=r-6.1-1~4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RES 1*3 / free# JVEMV6 76#_37:1 / 76. physics / w=~,topics=ラグランジアン,other=i+;,s=~,i=~,doc=r-6.1-1~4">
            <text:p>:m RES 1*3 / free# JVEMV6 76#_37:1 / 76. physics / w=~,topics=ラグランジアン,other=i+;,s=~,i=~,doc=r-6.1-1~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23_12-18-38_000.jpg</text:p>
          </table:table-cell>
          <table:table-cell table:style-name="ce12" office:value-type="string">
            <text:p>:m RES 2*3 / free# JVEMV6 76#_37:1 / 76. physics / w=~,topics=ラグランジアン,other=calc+,s=~,i=~,doc=r-6.1-1~4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RES 2*3 / free# JVEMV6 76#_37:1 / 76. physics / w=~,topics=ラグランジアン,other=calc+,s=~,i=~,doc=r-6.1-1~4">
            <text:p>:m RES 2*3 / free# JVEMV6 76#_37:1 / 76. physics / w=~,topics=ラグランジアン,other=calc+,s=~,i=~,doc=r-6.1-1~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1-23_12-19-09_000.jpg</text:p>
          </table:table-cell>
          <table:table-cell table:style-name="ce12" office:value-type="string">
            <text:p>:m RES 3*3 / free# JVEMV6 76#_37:1 / 76. physics / w=~,topics=ラグランジアン,other=calc+,s=~,i=~,doc=r-6.1-1~4</text:p>
          </table:table-cell>
          <table:table-cell table:style-name="ce20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3*3 / free# JVEMV6 76#_37:1 / 76. physics / w=~,topics=ラグランジアン,other=calc+,s=~,i=~,doc=r-6.1-1~4">
            <text:p>:m RES 3*3 / free# JVEMV6 76#_37:1 / 76. physics / w=~,topics=ラグランジアン,other=calc+,s=~,i=~,doc=r-6.1-1~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1-23_13-06-36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1-23_14-05-00_000.jpg</text:p>
          </table:table-cell>
          <table:table-cell table:style-name="ce12" office:value-type="string">
            <text:p>:PHOTO 記録 / 文書：コレポン / #*# / about=営業所訪問：年末調整,with=東和,content=訪問、日時取り決め,other=~ / N~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PHOTO 記録 / 文書：コレポン / #*# / about=営業所訪問：年末調整,with=東和,content=訪問、日時取り決め,other=~ / N~">
            <text:p>:PHOTO 記録 / 文書：コレポン / #*# / about=営業所訪問：年末調整,with=東和,content=訪問、日時取り決め,other=~ / N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23_15-55-48_000.jpg</text:p>
          </table:table-cell>
          <table:table-cell table:style-name="ce12" office:value-type="string">
            <text:p>:m 1*1 RES / JVEMV6 64#90_?? / 『日本古典文学大系　９５　折たく柴の記』 小高、松村、校注 / p.253 / w:近衛前久[さきひさ；大乗院；信寛大僧正,topic:~ / N~</text:p>
          </table:table-cell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1*1 RES / JVEMV6 64#90_?? / 『日本古典文学大系　９５　折たく柴の記』 小高、松村、校注 / p.253 / w:近衛前久[さきひさ；大乗院；信寛大僧正,topic:~ / N~">
            <text:p>:m 1*1 RES / JVEMV6 64#90_?? / 『日本古典文学大系　９５　折たく柴の記』 小高、松村、校注 / p.253 / w:近衛前久[さきひさ；大乗院；信寛大僧正,topic:~ / N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1-23_18-01-59_000.jpg</text:p>
          </table:table-cell>
          <table:table-cell table:style-name="ce12" office:value-type="string">
            <text:p>:PHOTO 記録 / 文書　/ occasion=自室 / for=スズキ歯科：次回、治療のときに、尋ねたいこと / doc=~,other=~,ad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PHOTO 記録 / 文書　/ occasion=自室 / for=スズキ歯科：次回、治療のときに、尋ねたいこと / doc=~,other=~,add=~">
            <text:p>:PHOTO 記録 / 文書　/ occasion=自室 / for=スズキ歯科：次回、治療のときに、尋ねたいこと / doc=~,other=~,ad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4]" office:value-type="string" office:string-value="N-35-35-28.752136 E-139-34-50.148925">
            <text:p>N-35-35-28.752136 E-139-34-50.148925</text:p>
          </table:table-cell>
          <table:table-cell table:style-name="ce5" office:value-type="string">
            <text:p>N-35-35-28.752136 E-139-34-50.148925</text:p>
          </table:table-cell>
          <table:table-cell table:style-name="ce40" table:formula="of:=IF([.E24]=&quot;&quot;;[.C24];CONCATENATE([.C24];&quot; / &quot;;[.E24]))" office:value-type="string" office:string-value=" / N-35-35-28.752136 E-139-34-50.148925">
            <text:p><text:s/>/ N-35-35-28.752136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 table:formula="of:=[.F25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5]=&quot;&quot;;[.C25];CONCATENATE([.C25];&quot; / &quot;;[.E25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26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6]=&quot;&quot;;[.C26];CONCATENATE([.C26];&quot; / &quot;;[.E26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27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7]=&quot;&quot;;[.C27];CONCATENATE([.C27];&quot; / &quot;;[.E27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8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8]=&quot;&quot;;[.C28];CONCATENATE([.C28];&quot; / &quot;;[.E28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9]=&quot;&quot;;[.C29];CONCATENATE([.C29];&quot; / &quot;;[.E29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8-21.731872 E-139-38-45.421142">
            <text:p>N-35-38-21.731872 E-139-38-45.421142</text:p>
          </table:table-cell>
          <table:table-cell table:style-name="ce5" office:value-type="string">
            <text:p>N-35-38-21.731872 E-139-38-45.421142</text:p>
          </table:table-cell>
          <table:table-cell table:style-name="ce40" table:formula="of:=IF([.E30]=&quot;&quot;;[.C30];CONCATENATE([.C30];&quot; / &quot;;[.E30]))" office:value-type="string" office:string-value=" / N-35-38-21.731872 E-139-38-45.421142">
            <text:p><text:s/>/ N-35-38-21.731872 E-139-38-45.42114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 office:value-type="string">
            <text:p>N-35-38-22.308654 E-139-38-45.311279</text:p>
          </table:table-cell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2]=&quot;&quot;;[.C32];CONCATENATE([.C32];&quot; / &quot;;[.E32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3]=&quot;&quot;;[.C33];CONCATENATE([.C33];&quot; / &quot;;[.E33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4]=&quot;&quot;;[.C34];CONCATENATE([.C34];&quot; / &quot;;[.E34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8-23.681945 E-139-38-46.68457">
            <text:p>N-35-38-23.681945 E-139-38-46.68457</text:p>
          </table:table-cell>
          <table:table-cell table:style-name="ce5" office:value-type="string">
            <text:p>N-35-38-23.681945 E-139-38-46.68457</text:p>
          </table:table-cell>
          <table:table-cell table:style-name="ce40" table:formula="of:=IF([.E35]=&quot;&quot;;[.C35];CONCATENATE([.C35];&quot; / &quot;;[.E35]))" office:value-type="string" office:string-value=" / N-35-38-23.681945 E-139-38-46.68457">
            <text:p><text:s/>/ N-35-38-23.681945 E-139-38-46.6845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 table:formula="of:=[.F36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6]=&quot;&quot;;[.C36];CONCATENATE([.C36];&quot; / &quot;;[.E36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7]=&quot;&quot;;[.C37];CONCATENATE([.C37];&quot; / &quot;;[.E37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 table:formula="of:=[.F38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8]=&quot;&quot;;[.C38];CONCATENATE([.C38];&quot; / &quot;;[.E38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 office:value-type="string">
            <text:p>N-35-35-28.601074 E-139-34-49.160156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573608 E-139-34-48.94042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62854 E-139-34-49.324951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587341 E-139-34-49.599609</text:p>
          </table:table-cell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 office:value-type="string">
            <text:p>:m other / log / 寝る前　ウェブ閲覧　記録　（for オナニー） / 了 / other=（空想）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:m :PHOTO 寝た時刻 / 2021 / オナニー、未了、duration=１時間ぐらい,other=~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3">2021/11/23</text:date>, <text:time>21:5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3T21:59:12.73</dc:date>
    <dc:creator>iwabuchi ken</dc:creator>
    <meta:editing-duration>P40DT10H7M52S</meta:editing-duration>
    <meta:editing-cycles>13865</meta:editing-cycles>
    <meta:document-statistic meta:table-count="1" meta:cell-count="453" meta:object-count="0"/>
  </office:meta>
</office:document-meta>
</file>